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74cm" fo:margin-left="0cm" fo:margin-right="0.026cm" table:align="margins"/>
    </style:style>
    <style:style style:name="Таблица1.A" style:family="table-column">
      <style:table-column-properties style:column-width="2.972cm" style:rel-column-width="1685*"/>
    </style:style>
    <style:style style:name="Таблица1.B" style:family="table-column">
      <style:table-column-properties style:column-width="1.099cm" style:rel-column-width="623*"/>
    </style:style>
    <style:style style:name="Таблица1.D" style:family="table-column">
      <style:table-column-properties style:column-width="1.831cm" style:rel-column-width="1038*"/>
    </style:style>
    <style:style style:name="Таблица1.E" style:family="table-column">
      <style:table-column-properties style:column-width="2.91cm" style:rel-column-width="1650*"/>
    </style:style>
    <style:style style:name="Таблица1.F" style:family="table-column">
      <style:table-column-properties style:column-width="2.036cm" style:rel-column-width="1154*"/>
    </style:style>
    <style:style style:name="Таблица1.G" style:family="table-column">
      <style:table-column-properties style:column-width="2.219cm" style:rel-column-width="1258*"/>
    </style:style>
    <style:style style:name="Таблица1.H" style:family="table-column">
      <style:table-column-properties style:column-width="2.808cm" style:rel-column-width="1592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H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4" style:family="table-row">
      <style:table-row-properties style:min-row-height="0.93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text-align="center" style:justify-single-word="false"/>
      <style:text-properties fo:language="ru" fo:country="RU"/>
    </style:style>
    <style:style style:name="P8" style:family="paragraph" style:parent-style-name="Standard">
      <style:paragraph-properties fo:text-align="start" style:justify-single-word="false"/>
      <style:text-properties fo:language="ru" fo:country="RU"/>
    </style:style>
    <style:style style:name="P9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onsolas" fo:font-size="11pt" fo:language="ru" fo:country="RU" style:font-name-asian="Consolas" style:font-size-asian="11pt" style:font-name-complex="Consolas" style:font-size-complex="11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onsolas" fo:font-size="11pt" fo:language="ru" fo:country="RU" style:font-name-asian="Consolas" style:font-size-asian="11pt" style:font-name-complex="Consolas" style:font-size-complex="11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onsolas" fo:font-size="9pt" fo:language="ru" fo:country="RU" style:font-name-asian="Consolas" style:font-size-asian="9pt" style:font-name-complex="Consolas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onsolas" fo:font-size="15pt" fo:language="ru" fo:country="RU" style:font-name-asian="Consolas" style:font-size-asian="15pt" style:font-name-complex="Consolas" style:font-size-complex="15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style:font-name="Consolas" fo:font-size="11pt" style:font-name-asian="Consolas" style:font-size-asian="11pt" style:font-name-complex="Consolas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11pt" style:font-name-asian="Consolas" style:font-size-asian="11pt" style:font-name-complex="Consolas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11pt" fo:language="ru" fo:country="RU" style:font-name-asian="Consolas" style:font-size-asian="11pt" style:font-name-complex="Consolas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7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8000"/>
    </style:style>
    <style:style style:name="T9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ёт по лабораторной работе №3</text:p>
      <text:p text:style-name="P1"/>
      <text:p text:style-name="P1"/>
      <text:p text:style-name="P1">Подготовил студент второго курса группы 17- К- АС1 Вардеванян Артём <text:s/></text:p>
      <text:p text:style-name="P1">Проверил старший преподаватель кафедры информационных систем и программирования Волик Александр Георгиевич</text:p>
      <text:p text:style-name="P1"/>
      <text:p text:style-name="P1">Вариант 6</text:p>
      <text:p text:style-name="P1"/>
      <text:p text:style-name="P2"><text:tab/><text:tab/><text:tab/>Лабораторная работа № 3. Алгоритмы внутренней сортировки.<text:line-break/><text:line-break/><text:tab/> Цель работы<text:line-break/>Изучить основные алгоритмы внутренней сортировки и научиться<text:line-break/>оценивать их эффективность. </text:p>
      <text:p text:style-name="P2"/>
      <text:p text:style-name="P2"><text:line-break/> <text:s text:c="71"/>Задание</text:p>
      <text:p text:style-name="P2"/>
      <text:p text:style-name="Text_20_body"><text:line-break/>Виды сортировок: сортировка выбором<text:span text:style-name="T1">, </text:span><text:span text:style-name="T2">пузырьком</text:span><text:span text:style-name="T1">, </text:span><text:span text:style-name="T2">расчёской</text:span></text:p>
      <text:p text:style-name="P6">Замерить время, затраченное на сортировку.</text:p>
      <text:p text:style-name="P6"/>
      <text:p text:style-name="P7">КЛАСС, РЕАЛИЗУЮЩИЙ АЛГОРИТМЫ СОРТИРОВКИ</text:p>
      <text:p text:style-name="P7"/>
      <text:p text:style-name="P2"><text:span text:style-name="T4">using</text:span><text:span text:style-name="T6"> System;</text:span></text:p>
      <text:p text:style-name="P3"><text:span text:style-name="T3">using</text:span><text:span text:style-name="T5"> System.Collections.Generic;</text:span></text:p>
      <text:p text:style-name="P3"><text:span text:style-name="T3">using</text:span><text:span text:style-name="T5"> System.Linq;</text:span></text:p>
      <text:p text:style-name="P3"><text:span text:style-name="T3">using</text:span><text:span text:style-name="T5"> System.Text;</text:span></text:p>
      <text:p text:style-name="P3"><text:span text:style-name="T3">using</text:span><text:span text:style-name="T5"> System.Threading.Tasks;</text:span></text:p>
      <text:p text:style-name="P4"/>
      <text:p text:style-name="P3"><text:span text:style-name="T3">namespace</text:span><text:span text:style-name="T5"> тимп33</text:span></text:p>
      <text:p text:style-name="P4">{</text:p>
      <text:p text:style-name="P4"><text:s text:c="4"/></text:p>
      <text:p text:style-name="P3"><text:span text:style-name="T5"><text:s text:c="4"/></text:span><text:span text:style-name="T3">public</text:span><text:span text:style-name="T5"> </text:span><text:span text:style-name="T3">class</text:span><text:span text:style-name="T5"> </text:span><text:span text:style-name="T7">Sortirovka</text:span></text:p>
      <text:p text:style-name="P4"><text:s text:c="4"/>{</text:p>
      <text:p text:style-name="P3"><text:span text:style-name="T5"><text:s text:c="8"/></text:span><text:span text:style-name="T9">//сортировка выбором</text:span></text:p>
      <text:p text:style-name="P3"><text:span text:style-name="T5"><text:s text:c="8"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Selection(</text:span><text:span text:style-name="T3">int</text:span><text:span text:style-name="T5">[] mas)</text:span></text:p>
      <text:p text:style-name="P4"><text:s text:c="8"/>{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&lt;mas.Length; i++)</text:span></text:p>
      <text:p text:style-name="P4"><text:s text:c="12"/>{</text:p>
      <text:p text:style-name="P3"><text:span text:style-name="T5"><text:s text:c="16"/></text:span><text:span text:style-name="T3">int</text:span><text:span text:style-name="T5"> min = i;</text:span></text:p>
      <text:p text:style-name="P3"><text:span text:style-name="T5"><text:s text:c="16"/></text:span><text:span text:style-name="T3">for</text:span><text:span text:style-name="T5"> (</text:span><text:span text:style-name="T3">int</text:span><text:span text:style-name="T5"> j = i+1; j&lt;mas.Length; j++)</text:span></text:p>
      <text:p text:style-name="P4"><text:s text:c="16"/>{</text:p>
      <text:p text:style-name="P3"><text:span text:style-name="T5"><text:s text:c="20"/></text:span><text:span text:style-name="T3">if</text:span><text:span text:style-name="T5"> (mas[j] &lt; mas[min])</text:span></text:p>
      <text:p text:style-name="P4"><text:s text:c="24"/>min = j;</text:p>
      <text:p text:style-name="P4"><text:s text:c="16"/>}</text:p>
      <text:p text:style-name="P3"><text:span text:style-name="T5"><text:s text:c="16"/></text:span><text:span text:style-name="T3">int</text:span><text:span text:style-name="T5"> a = mas[i];</text:span></text:p>
      <text:p text:style-name="P4"><text:s text:c="16"/>mas[i] = mas[min];</text:p>
      <text:p text:style-name="P4"><text:s text:c="16"/>a = mas[min];</text:p>
      <text:p text:style-name="P4"><text:s text:c="12"/>}</text:p>
      <text:p text:style-name="P4"><text:s text:c="8"/>}</text:p>
      <text:p text:style-name="P3"><text:span text:style-name="T5"><text:s text:c="8"/></text:span><text:span text:style-name="T9">// сортировка пузырьком</text:span></text:p>
      <text:p text:style-name="P3"><text:span text:style-name="T5"><text:s text:c="8"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Bubble (</text:span><text:span text:style-name="T3">int</text:span><text:span text:style-name="T5">[] mas)</text:span></text:p>
      <text:p text:style-name="P4"><text:s text:c="8"/>{</text:p>
      <text:p text:style-name="P3"><text:span text:style-name="T5"><text:s text:c="12"/></text:span><text:span text:style-name="T3">int</text:span><text:span text:style-name="T5"> p;</text:span>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mas.Length - 1; i++)</text:span></text:p>
      <text:p text:style-name="P4"><text:s text:c="12"/>{</text:p>
      <text:p text:style-name="P3"><text:span text:style-name="T5"><text:s text:c="16"/></text:span><text:span text:style-name="T3">for</text:span><text:span text:style-name="T5"> (</text:span><text:span text:style-name="T3">int</text:span><text:span text:style-name="T5"> j = 0; j &lt; mas.Length - i - 1; j++)</text:span></text:p>
      <text:p text:style-name="P4"><text:s text:c="16"/>{</text:p>
      <text:p text:style-name="P3"><text:soft-page-break/><text:span text:style-name="T5"><text:s text:c="20"/></text:span><text:span text:style-name="T3">if</text:span><text:span text:style-name="T5"> (mas[j] &gt; mas[j + 1])</text:span></text:p>
      <text:p text:style-name="P4"><text:s text:c="20"/>{</text:p>
      <text:p text:style-name="P4"><text:s text:c="24"/>p = mas[j];</text:p>
      <text:p text:style-name="P4"><text:s text:c="24"/>mas[j] = mas[j + 1];</text:p>
      <text:p text:style-name="P4"><text:s text:c="24"/>mas[j + 1] = p;</text:p>
      <text:p text:style-name="P4"><text:s text:c="20"/>}</text:p>
      <text:p text:style-name="P4"><text:s text:c="16"/>}</text:p>
      <text:p text:style-name="P4"><text:s text:c="12"/>}</text:p>
      <text:p text:style-name="P4"><text:s text:c="8"/>}</text:p>
      <text:p text:style-name="P4"/>
      <text:p text:style-name="P3"><text:span text:style-name="T5"><text:s text:c="8"/></text:span><text:span text:style-name="T9">// сортировка расчёской</text:span></text:p>
      <text:p text:style-name="P3"><text:span text:style-name="T5"><text:s text:c="8"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CombSort(</text:span><text:span text:style-name="T3">int</text:span><text:span text:style-name="T5">[] mas)</text:span></text:p>
      <text:p text:style-name="P4"><text:s text:c="8"/>{</text:p>
      <text:p text:style-name="P3"><text:span text:style-name="T5"><text:s text:c="12"/></text:span><text:span text:style-name="T3">double</text:span><text:span text:style-name="T5"> gap = mas.Length;</text:span></text:p>
      <text:p text:style-name="P3"><text:span text:style-name="T5"><text:s text:c="12"/></text:span><text:span text:style-name="T3">bool</text:span><text:span text:style-name="T5"> swaps = </text:span><text:span text:style-name="T3">true</text:span><text:span text:style-name="T5">;</text:span></text:p>
      <text:p text:style-name="P3"><text:span text:style-name="T5"><text:s text:c="12"/></text:span><text:span text:style-name="T3">while</text:span><text:span text:style-name="T5"> (gap &gt; 1 || swaps)</text:span></text:p>
      <text:p text:style-name="P4"><text:s text:c="12"/>{</text:p>
      <text:p text:style-name="P4"><text:s text:c="16"/>gap /= 1.247330950103979;</text:p>
      <text:p text:style-name="P3"><text:span text:style-name="T5"><text:s text:c="16"/></text:span><text:span text:style-name="T3">if</text:span><text:span text:style-name="T5"> (gap &lt; 1) { gap = 1; }</text:span></text:p>
      <text:p text:style-name="P3"><text:span text:style-name="T5"><text:s text:c="16"/></text:span><text:span text:style-name="T3">int</text:span><text:span text:style-name="T5"> i = 0;</text:span></text:p>
      <text:p text:style-name="P3"><text:span text:style-name="T5"><text:s text:c="16"/>swaps = </text:span><text:span text:style-name="T3">false</text:span><text:span text:style-name="T5">;</text:span></text:p>
      <text:p text:style-name="P3"><text:span text:style-name="T5"><text:s text:c="16"/></text:span><text:span text:style-name="T3">while</text:span><text:span text:style-name="T5"> (i + gap &lt; mas.Length)</text:span></text:p>
      <text:p text:style-name="P4"><text:s text:c="16"/>{</text:p>
      <text:p text:style-name="P3"><text:span text:style-name="T5"><text:s text:c="20"/></text:span><text:span text:style-name="T3">int</text:span><text:span text:style-name="T5"> igap = i + (</text:span><text:span text:style-name="T3">int</text:span><text:span text:style-name="T5">)gap;</text:span></text:p>
      <text:p text:style-name="P3"><text:span text:style-name="T5"><text:s text:c="20"/></text:span><text:span text:style-name="T3">if</text:span><text:span text:style-name="T5"> (mas[i] &gt; mas[igap])</text:span></text:p>
      <text:p text:style-name="P4"><text:s text:c="20"/>{</text:p>
      <text:p text:style-name="P3"><text:span text:style-name="T5"><text:s text:c="24"/></text:span><text:span text:style-name="T3">int</text:span><text:span text:style-name="T5"> swap = mas[i];</text:span></text:p>
      <text:p text:style-name="P4"><text:s text:c="24"/>mas[i] = mas[igap];</text:p>
      <text:p text:style-name="P4"><text:s text:c="24"/>mas[igap] = swap;</text:p>
      <text:p text:style-name="P3"><text:span text:style-name="T5"><text:s text:c="24"/>swaps = </text:span><text:span text:style-name="T3">true</text:span><text:span text:style-name="T5">;</text:span></text:p>
      <text:p text:style-name="P4"><text:s text:c="20"/>}</text:p>
      <text:p text:style-name="P4"><text:s text:c="20"/>i++;</text:p>
      <text:p text:style-name="P4"><text:s text:c="16"/>}</text:p>
      <text:p text:style-name="P4"><text:s text:c="12"/>}</text:p>
      <text:p text:style-name="P4"><text:s text:c="11"/></text:p>
      <text:p text:style-name="P4"><text:s text:c="8"/>}</text:p>
      <text:p text:style-name="P4"><text:s text:c="4"/>}</text:p>
      <text:p text:style-name="P4">}</text:p>
      <text:p text:style-name="P8"/>
      <text:p text:style-name="P8"/>
      <text:p text:style-name="P8"><text:s text:c="74"/>ТЕСТЫ</text:p>
      <text:p text:style-name="P8"/>
      <text:p text:style-name="P2"><text:span text:style-name="T4">using</text:span><text:span text:style-name="T6"> System;</text:span></text:p>
      <text:p text:style-name="P3"><text:span text:style-name="T3">using</text:span><text:span text:style-name="T5"> System.Collections.Generic;</text:span></text:p>
      <text:p text:style-name="P3"><text:span text:style-name="T3">using</text:span><text:span text:style-name="T5"> System.Linq;</text:span></text:p>
      <text:p text:style-name="P3"><text:span text:style-name="T3">using</text:span><text:span text:style-name="T5"> System.Text;</text:span></text:p>
      <text:p text:style-name="P3"><text:span text:style-name="T3">using</text:span><text:span text:style-name="T5"> System.Threading.Tasks;</text:span></text:p>
      <text:p text:style-name="P3"><text:span text:style-name="T3">using</text:span><text:span text:style-name="T5"> NUnit.Framework;</text:span></text:p>
      <text:p text:style-name="P3"><text:span text:style-name="T3">using</text:span><text:span text:style-name="T5"> тимп33;</text:span></text:p>
      <text:p text:style-name="P4"/>
      <text:p text:style-name="P3"><text:span text:style-name="T3">namespace</text:span><text:span text:style-name="T5"> тимп33Test</text:span></text:p>
      <text:p text:style-name="P4">{</text:p>
      <text:p text:style-name="P3"><text:span text:style-name="T5"><text:s text:c="4"/></text:span><text:span text:style-name="T9">// Тесты</text:span></text:p>
      <text:p text:style-name="P4"><text:s text:c="4"/>[TestFixture]</text:p>
      <text:p text:style-name="P3"><text:span text:style-name="T5"><text:s text:c="4"/></text:span><text:span text:style-name="T3">public</text:span><text:span text:style-name="T5"> </text:span><text:span text:style-name="T3">class</text:span><text:span text:style-name="T5"> </text:span><text:span text:style-name="T7">SortirovkaTest</text:span></text:p>
      <text:p text:style-name="P4"><text:s text:c="4"/>{</text:p>
      <text:p text:style-name="P3"><text:span text:style-name="T5"><text:s text:c="8"/></text:span><text:span text:style-name="T9">// Сортировка выбором </text:span></text:p>
      <text:p text:style-name="P4"><text:s text:c="8"/>[Test]</text:p>
      <text:p text:style-name="P3"><text:span text:style-name="T5"><text:s text:c="8"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SortSelTest()</text:span></text:p>
      <text:p text:style-name="P4"><text:s text:c="8"/>{</text:p>
      <text:p text:style-name="P3"><text:span text:style-name="T5"><text:s text:c="12"/>Random R = </text:span><text:span text:style-name="T3">new</text:span><text:span text:style-name="T5"> Random();</text:span></text:p>
      <text:p text:style-name="P3"><text:span text:style-name="T5"><text:s text:c="12"/></text:span><text:span text:style-name="T3">int</text:span><text:span text:style-name="T5">[] mas = </text:span><text:span text:style-name="T3">new</text:span><text:span text:style-name="T5"> </text:span><text:span text:style-name="T3">int</text:span><text:span text:style-name="T5">[58];</text:span>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mas.Length; i++)</text:span></text:p>
      <text:p text:style-name="P4"><text:s text:c="12"/>{</text:p>
      <text:p text:style-name="P4"><text:soft-page-break/><text:s text:c="16"/>mas[i] = R.Next(-256, 256);</text:p>
      <text:p text:style-name="P4"><text:s text:c="12"/>}</text:p>
      <text:p text:style-name="P4"><text:s text:c="12"/>Sortirovka.Selection(mas);</text:p>
      <text:p text:style-name="P3"><text:span text:style-name="T5"><text:s text:c="12"/></text:span><text:span text:style-name="T3">bool</text:span><text:span text:style-name="T5"> sorted1 = </text:span><text:span text:style-name="T3">true</text:span><text:span text:style-name="T5">;</text:span>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mas.Length - 1; i++)</text:span></text:p>
      <text:p text:style-name="P4"><text:s text:c="12"/>{</text:p>
      <text:p text:style-name="P3"><text:span text:style-name="T5"><text:s text:c="16"/></text:span><text:span text:style-name="T3">if</text:span><text:span text:style-name="T5"> (mas[i] &gt; mas[i + 1])</text:span></text:p>
      <text:p text:style-name="P3"><text:span text:style-name="T5"><text:s text:c="20"/>sorted1 = </text:span><text:span text:style-name="T3">false</text:span><text:span text:style-name="T5">;</text:span></text:p>
      <text:p text:style-name="P4"><text:s text:c="12"/>}</text:p>
      <text:p text:style-name="P4"><text:s text:c="12"/>Assert.IsTrue(sorted1);</text:p>
      <text:p text:style-name="P4"/>
      <text:p text:style-name="P4"><text:s text:c="8"/>}</text:p>
      <text:p text:style-name="P3"><text:span text:style-name="T5"><text:s text:c="8"/></text:span><text:span text:style-name="T9">// Сортировка пузырьком</text:span></text:p>
      <text:p text:style-name="P4"><text:s text:c="8"/>[Test]</text:p>
      <text:p text:style-name="P3"><text:span text:style-name="T5"><text:s text:c="8"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BubbleTest()</text:span></text:p>
      <text:p text:style-name="P4"><text:s text:c="8"/>{</text:p>
      <text:p text:style-name="P3"><text:span text:style-name="T5"><text:s text:c="12"/>Random R = </text:span><text:span text:style-name="T3">new</text:span><text:span text:style-name="T5"> Random();</text:span></text:p>
      <text:p text:style-name="P3"><text:span text:style-name="T5"><text:s text:c="12"/></text:span><text:span text:style-name="T3">int</text:span><text:span text:style-name="T5">[] mas1 = </text:span><text:span text:style-name="T3">new</text:span><text:span text:style-name="T5"> </text:span><text:span text:style-name="T3">int</text:span><text:span text:style-name="T5">[20];</text:span>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mas1.Length; i++)</text:span></text:p>
      <text:p text:style-name="P4"><text:s text:c="12"/>{</text:p>
      <text:p text:style-name="P4"><text:s text:c="16"/>mas1[i] = R.Next(-256, 256);</text:p>
      <text:p text:style-name="P4"><text:s text:c="12"/>}</text:p>
      <text:p text:style-name="P4"><text:s text:c="12"/>Sortirovka.Bubble(mas1);</text:p>
      <text:p text:style-name="P3"><text:span text:style-name="T5"><text:s text:c="12"/></text:span><text:span text:style-name="T3">bool</text:span><text:span text:style-name="T5"> sorted2 = </text:span><text:span text:style-name="T3">true</text:span><text:span text:style-name="T5">;</text:span>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mas1.Length - 1; i++)</text:span></text:p>
      <text:p text:style-name="P4"><text:s text:c="12"/>{</text:p>
      <text:p text:style-name="P3"><text:span text:style-name="T5"><text:s text:c="16"/></text:span><text:span text:style-name="T3">if</text:span><text:span text:style-name="T5"> (mas1[i] &gt; mas1[i + 1])</text:span></text:p>
      <text:p text:style-name="P3"><text:span text:style-name="T5"><text:s text:c="20"/>sorted2 = </text:span><text:span text:style-name="T3">false</text:span><text:span text:style-name="T5">;</text:span></text:p>
      <text:p text:style-name="P4"><text:s text:c="12"/>}</text:p>
      <text:p text:style-name="P4"><text:s text:c="12"/>Assert.IsTrue(sorted2);</text:p>
      <text:p text:style-name="P4"><text:s text:c="8"/>}</text:p>
      <text:p text:style-name="P3"><text:span text:style-name="T5"><text:s text:c="8"/></text:span><text:span text:style-name="T9">// Сортировка расчёской </text:span></text:p>
      <text:p text:style-name="P4"><text:s text:c="8"/>[Test]</text:p>
      <text:p text:style-name="P3"><text:span text:style-name="T5"><text:s text:c="8"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CombTest()</text:span></text:p>
      <text:p text:style-name="P4"><text:s text:c="8"/>{</text:p>
      <text:p text:style-name="P3"><text:span text:style-name="T5"><text:s text:c="12"/>Random R = </text:span><text:span text:style-name="T3">new</text:span><text:span text:style-name="T5"> Random();</text:span></text:p>
      <text:p text:style-name="P3"><text:span text:style-name="T5"><text:s text:c="12"/></text:span><text:span text:style-name="T3">int</text:span><text:span text:style-name="T5">[] mas2 = </text:span><text:span text:style-name="T3">new</text:span><text:span text:style-name="T5"> </text:span><text:span text:style-name="T3">int</text:span><text:span text:style-name="T5">[43];</text:span>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mas2.Length; i++)</text:span></text:p>
      <text:p text:style-name="P4"><text:s text:c="12"/>{</text:p>
      <text:p text:style-name="P4"><text:s text:c="16"/>mas2[i] = R.Next(-256, 256);</text:p>
      <text:p text:style-name="P4"><text:s text:c="12"/>}</text:p>
      <text:p text:style-name="P4"><text:s text:c="12"/>Sortirovka.CombSort(mas2);</text:p>
      <text:p text:style-name="P3"><text:span text:style-name="T5"><text:s text:c="12"/></text:span><text:span text:style-name="T3">bool</text:span><text:span text:style-name="T5"> sorted2 = </text:span><text:span text:style-name="T3">true</text:span><text:span text:style-name="T5">;</text:span>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mas2.Length-1; i++)</text:span></text:p>
      <text:p text:style-name="P4"><text:s text:c="12"/>{</text:p>
      <text:p text:style-name="P3"><text:span text:style-name="T5"><text:s text:c="16"/></text:span><text:span text:style-name="T3">if</text:span><text:span text:style-name="T5"> (mas2[i] &gt; mas2[i + 1])</text:span></text:p>
      <text:p text:style-name="P3"><text:span text:style-name="T5"><text:s text:c="20"/>sorted2 = </text:span><text:span text:style-name="T3">false</text:span><text:span text:style-name="T5">;</text:span></text:p>
      <text:p text:style-name="P4"><text:s text:c="12"/>}</text:p>
      <text:p text:style-name="P4"><text:s text:c="12"/>Assert.IsTrue(sorted2);</text:p>
      <text:p text:style-name="P4"><text:s text:c="8"/>}</text:p>
      <text:p text:style-name="P4"><text:s text:c="4"/>}</text:p>
      <text:p text:style-name="P4">}</text:p>
      <text:p text:style-name="P5"/>
      <text:p text:style-name="P5"><text:s text:c="43"/><text:span text:style-name="T11">ЗАМЕР ВРЕМЕНИ</text:span></text:p>
      <text:p text:style-name="P4"><text:s/><text:span text:style-name="T8">//демонстрационный пример, позволяющий измерить время</text:span></text:p>
      <text:p text:style-name="P3"><text:span text:style-name="T5"><text:s text:c="8"/></text:span><text:span text:style-name="T9">//сортировки случайным образом заполненного массива размером</text:span></text:p>
      <text:p text:style-name="P3"><text:span text:style-name="T5"><text:s text:c="8"/></text:span><text:span text:style-name="T9">//1000, 10 000, 100 000 элементов.</text:span></text:p>
      <text:p text:style-name="P3"><text:span text:style-name="T5"><text:s text:c="8"/></text:span><text:span text:style-name="T9">//сортировка выбором</text:span></text:p>
      <text:p text:style-name="P3"><text:span text:style-name="T5"><text:s text:c="8"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[] Selection(</text:span><text:span text:style-name="T3">int</text:span><text:span text:style-name="T5">[] mas)</text:span></text:p>
      <text:p text:style-name="P4"><text:s text:c="8"/>{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mas.Length - 1; i++)</text:span></text:p>
      <text:p text:style-name="P4"><text:s text:c="12"/>{</text:p>
      <text:p text:style-name="P3"><text:span text:style-name="T5"><text:s text:c="16"/></text:span><text:span text:style-name="T3">int</text:span><text:span text:style-name="T5"> min = i;</text:span></text:p>
      <text:p text:style-name="P3"><text:span text:style-name="T5"><text:s text:c="16"/></text:span><text:span text:style-name="T3">for</text:span><text:span text:style-name="T5"> (</text:span><text:span text:style-name="T3">int</text:span><text:span text:style-name="T5"> j = i + 1; j &lt; mas.Length; j++)</text:span></text:p>
      <text:p text:style-name="P4"><text:soft-page-break/><text:s text:c="16"/>{</text:p>
      <text:p text:style-name="P3"><text:span text:style-name="T5"><text:s text:c="20"/></text:span><text:span text:style-name="T3">if</text:span><text:span text:style-name="T5"> (mas[min] &gt; mas[j])</text:span></text:p>
      <text:p text:style-name="P4"><text:s text:c="20"/>{ min = j; }</text:p>
      <text:p text:style-name="P4"><text:s text:c="16"/>}</text:p>
      <text:p text:style-name="P3"><text:span text:style-name="T5"><text:s text:c="16"/></text:span><text:span text:style-name="T3">int</text:span><text:span text:style-name="T5"> tmp = mas[i];</text:span></text:p>
      <text:p text:style-name="P4"><text:s text:c="16"/>mas[i] = mas[min];</text:p>
      <text:p text:style-name="P4"><text:s text:c="16"/>mas[min] = tmp;</text:p>
      <text:p text:style-name="P4"><text:s text:c="12"/>}</text:p>
      <text:p text:style-name="P3"><text:span text:style-name="T5"><text:s text:c="12"/></text:span><text:span text:style-name="T3">return</text:span><text:span text:style-name="T5"> mas;</text:span></text:p>
      <text:p text:style-name="P4"><text:s text:c="8"/>}</text:p>
      <text:p text:style-name="P3"><text:span text:style-name="T5"><text:s text:c="8"/></text:span><text:span text:style-name="T9">// сортировка пузырьком</text:span></text:p>
      <text:p text:style-name="P3"><text:span text:style-name="T5"><text:s text:c="8"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[] Bubble(</text:span><text:span text:style-name="T3">int</text:span><text:span text:style-name="T5">[] mas)</text:span></text:p>
      <text:p text:style-name="P4"><text:s text:c="8"/>{</text:p>
      <text:p text:style-name="P3"><text:span text:style-name="T5"><text:s text:c="12"/></text:span><text:span text:style-name="T3">int</text:span><text:span text:style-name="T5"> p;</text:span>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mas.Length - 1; i++)</text:span></text:p>
      <text:p text:style-name="P4"><text:s text:c="12"/>{</text:p>
      <text:p text:style-name="P3"><text:span text:style-name="T5"><text:s text:c="16"/></text:span><text:span text:style-name="T3">for</text:span><text:span text:style-name="T5"> (</text:span><text:span text:style-name="T3">int</text:span><text:span text:style-name="T5"> j = 0; j &lt; mas.Length - i - 1; j++)</text:span></text:p>
      <text:p text:style-name="P4"><text:s text:c="16"/>{</text:p>
      <text:p text:style-name="P3"><text:span text:style-name="T5"><text:s text:c="20"/></text:span><text:span text:style-name="T3">if</text:span><text:span text:style-name="T5"> (mas[j] &gt; mas[j + 1])</text:span></text:p>
      <text:p text:style-name="P4"><text:s text:c="20"/>{</text:p>
      <text:p text:style-name="P4"><text:s text:c="24"/>p = mas[j];</text:p>
      <text:p text:style-name="P4"><text:s text:c="24"/>mas[j] = mas[j + 1];</text:p>
      <text:p text:style-name="P4"><text:s text:c="24"/>mas[j + 1] = p;</text:p>
      <text:p text:style-name="P4"><text:s text:c="20"/>}</text:p>
      <text:p text:style-name="P4"><text:s text:c="16"/>}</text:p>
      <text:p text:style-name="P4"><text:s text:c="12"/>}</text:p>
      <text:p text:style-name="P3"><text:span text:style-name="T5"><text:s text:c="12"/></text:span><text:span text:style-name="T3">return</text:span><text:span text:style-name="T5"> mas;</text:span></text:p>
      <text:p text:style-name="P4"><text:s text:c="8"/>}</text:p>
      <text:p text:style-name="P4"/>
      <text:p text:style-name="P3"><text:span text:style-name="T5"><text:s text:c="8"/></text:span><text:span text:style-name="T9">// сортировка расчёской</text:span></text:p>
      <text:p text:style-name="P3"><text:span text:style-name="T5"><text:s text:c="8"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[] CombSort(</text:span><text:span text:style-name="T3">int</text:span><text:span text:style-name="T5">[] mas)</text:span></text:p>
      <text:p text:style-name="P4"><text:s text:c="8"/>{</text:p>
      <text:p text:style-name="P3"><text:span text:style-name="T5"><text:s text:c="12"/></text:span><text:span text:style-name="T3">double</text:span><text:span text:style-name="T5"> gap = mas.Length;</text:span></text:p>
      <text:p text:style-name="P3"><text:span text:style-name="T5"><text:s text:c="12"/></text:span><text:span text:style-name="T3">bool</text:span><text:span text:style-name="T5"> swaps = </text:span><text:span text:style-name="T3">true</text:span><text:span text:style-name="T5">;</text:span></text:p>
      <text:p text:style-name="P3"><text:span text:style-name="T5"><text:s text:c="12"/></text:span><text:span text:style-name="T3">while</text:span><text:span text:style-name="T5"> (gap &gt; 1 || swaps)</text:span></text:p>
      <text:p text:style-name="P4"><text:s text:c="12"/>{</text:p>
      <text:p text:style-name="P4"><text:s text:c="16"/>gap /= 1.247330950103979;</text:p>
      <text:p text:style-name="P3"><text:span text:style-name="T5"><text:s text:c="16"/></text:span><text:span text:style-name="T3">if</text:span><text:span text:style-name="T5"> (gap &lt; 1) { gap = 1; }</text:span></text:p>
      <text:p text:style-name="P3"><text:span text:style-name="T5"><text:s text:c="16"/></text:span><text:span text:style-name="T3">int</text:span><text:span text:style-name="T5"> i = 0;</text:span></text:p>
      <text:p text:style-name="P3"><text:span text:style-name="T5"><text:s text:c="16"/>swaps = </text:span><text:span text:style-name="T3">false</text:span><text:span text:style-name="T5">;</text:span></text:p>
      <text:p text:style-name="P3"><text:span text:style-name="T5"><text:s text:c="16"/></text:span><text:span text:style-name="T3">while</text:span><text:span text:style-name="T5"> (i + gap &lt; mas.Length)</text:span></text:p>
      <text:p text:style-name="P4"><text:s text:c="16"/>{</text:p>
      <text:p text:style-name="P3"><text:span text:style-name="T5"><text:s text:c="20"/></text:span><text:span text:style-name="T3">int</text:span><text:span text:style-name="T5"> igap = i + (</text:span><text:span text:style-name="T3">int</text:span><text:span text:style-name="T5">)gap;</text:span></text:p>
      <text:p text:style-name="P3"><text:span text:style-name="T5"><text:s text:c="20"/></text:span><text:span text:style-name="T3">if</text:span><text:span text:style-name="T5"> (mas[i] &gt; mas[igap])</text:span></text:p>
      <text:p text:style-name="P4"><text:s text:c="20"/>{</text:p>
      <text:p text:style-name="P3"><text:span text:style-name="T5"><text:s text:c="24"/></text:span><text:span text:style-name="T3">int</text:span><text:span text:style-name="T5"> swap = mas[i];</text:span></text:p>
      <text:p text:style-name="P4"><text:s text:c="24"/>mas[i] = mas[igap];</text:p>
      <text:p text:style-name="P4"><text:s text:c="24"/>mas[igap] = swap;</text:p>
      <text:p text:style-name="P3"><text:span text:style-name="T5"><text:s text:c="24"/>swaps = </text:span><text:span text:style-name="T3">true</text:span><text:span text:style-name="T5">;</text:span></text:p>
      <text:p text:style-name="P4"><text:s text:c="20"/>}</text:p>
      <text:p text:style-name="P4"><text:s text:c="20"/>i++;</text:p>
      <text:p text:style-name="P4"><text:s text:c="16"/>}</text:p>
      <text:p text:style-name="P4"><text:s text:c="12"/>}</text:p>
      <text:p text:style-name="P3"><text:span text:style-name="T5"><text:s text:c="12"/></text:span><text:span text:style-name="T3">return</text:span><text:span text:style-name="T5"> mas;</text:span></text:p>
      <text:p text:style-name="P4"><text:s text:c="8"/>}</text:p>
      <text:p text:style-name="P3"><text:span text:style-name="T5"><text:s text:c="8"/></text:span><text:span text:style-name="T3">static</text:span><text:span text:style-name="T5"> </text:span><text:span text:style-name="T3">void</text:span><text:span text:style-name="T5"> Main(</text:span><text:span text:style-name="T3">string</text:span><text:span text:style-name="T5">[] args)</text:span></text:p>
      <text:p text:style-name="P4"><text:s text:c="8"/>{</text:p>
      <text:p text:style-name="P3"><text:span text:style-name="T5"><text:s text:c="12"/></text:span><text:span text:style-name="T9">//сортировка выбором</text:span></text:p>
      <text:p text:style-name="P3"><text:span text:style-name="T5"><text:s text:c="12"/>Console.WriteLine(</text:span><text:span text:style-name="T10">"Сортировка выбором"</text:span><text:span text:style-name="T5">);</text:span></text:p>
      <text:p text:style-name="P3"><text:span text:style-name="T5"><text:s text:c="12"/>Console.WriteLine(</text:span><text:span text:style-name="T10">"Введите размерность массива(1000, 10000, 100000)"</text:span><text:span text:style-name="T5">); <text:s text:c="9"/></text:span></text:p>
      <text:p text:style-name="P3"><text:span text:style-name="T5"><text:s text:c="16"/></text:span><text:span text:style-name="T3">int</text:span><text:span text:style-name="T5"> n = Convert.ToInt32(Console.ReadLine());</text:span></text:p>
      <text:p text:style-name="P3"><text:span text:style-name="T5"><text:s text:c="16"/>Stopwatch stopwatch = </text:span><text:span text:style-name="T3">new</text:span><text:span text:style-name="T5"> Stopwatch();</text:span></text:p>
      <text:p text:style-name="P3"><text:span text:style-name="T5"><text:s text:c="16"/></text:span><text:span text:style-name="T9">// время инициализации массива <text:s/></text:span></text:p>
      <text:p text:style-name="P4"/>
      <text:p text:style-name="P4"><text:s text:c="16"/>stopwatch.Start();</text:p>
      <text:p text:style-name="P3"><text:soft-page-break/><text:span text:style-name="T5"><text:s text:c="16"/>Random random = </text:span><text:span text:style-name="T3">new</text:span><text:span text:style-name="T5"> Random();</text:span></text:p>
      <text:p text:style-name="P3"><text:span text:style-name="T5"><text:s text:c="16"/></text:span><text:span text:style-name="T3">int</text:span><text:span text:style-name="T5">[] r = </text:span><text:span text:style-name="T3">new</text:span><text:span text:style-name="T5"> </text:span><text:span text:style-name="T3">int</text:span><text:span text:style-name="T5">[n];</text:span></text:p>
      <text:p text:style-name="P4"/>
      <text:p text:style-name="P3"><text:span text:style-name="T5"><text:s text:c="16"/></text:span><text:span text:style-name="T3">for</text:span><text:span text:style-name="T5"> (</text:span><text:span text:style-name="T3">int</text:span><text:span text:style-name="T5"> i = 0; i &lt; r.Length; i++)</text:span></text:p>
      <text:p text:style-name="P4"><text:s text:c="16"/>{</text:p>
      <text:p text:style-name="P4"><text:s text:c="20"/>r[i] = random.Next(-1000, 1000);</text:p>
      <text:p text:style-name="P4"/>
      <text:p text:style-name="P4"><text:s text:c="16"/>}</text:p>
      <text:p text:style-name="P4"><text:s text:c="16"/>stopwatch.Stop();</text:p>
      <text:p text:style-name="P3"><text:span text:style-name="T5"><text:s text:c="16"/></text:span><text:span text:style-name="T9">// окончание </text:span></text:p>
      <text:p text:style-name="P4"><text:s text:c="16"/>TimeSpan Ts = stopwatch.Elapsed;</text:p>
      <text:p text:style-name="P3"><text:span text:style-name="T5"><text:s text:c="16"/></text:span><text:span text:style-name="T3">string</text:span><text:span text:style-name="T5"> elapsedtime = String.Format(</text:span><text:span text:style-name="T10">"{0:00}:{1:00}:{2:00}:{3:00}"</text:span><text:span text:style-name="T5">, Ts.Hours, Ts.Minutes, Ts.Seconds, Ts.Milliseconds / 10);</text:span></text:p>
      <text:p text:style-name="P3"><text:span text:style-name="T5"><text:s text:c="16"/>Console.WriteLine(</text:span><text:span text:style-name="T10">"Время иницализации масиива"</text:span><text:span text:style-name="T5"> + elapsedtime);</text:span></text:p>
      <text:p text:style-name="P3"><text:span text:style-name="T5"><text:s text:c="16"/></text:span><text:span text:style-name="T9">//Сортировка выбором</text:span></text:p>
      <text:p text:style-name="P3"><text:span text:style-name="T5"><text:s text:c="16"/>Console.WriteLine(</text:span><text:span text:style-name="T10">"Сортировка выбором"</text:span><text:span text:style-name="T5">);</text:span></text:p>
      <text:p text:style-name="P3"><text:span text:style-name="T5"><text:s text:c="16"/>Console.WriteLine(</text:span><text:span text:style-name="T10">"Исходный массив"</text:span><text:span text:style-name="T5">);</text:span></text:p>
      <text:p text:style-name="P3"><text:span text:style-name="T5"><text:s text:c="16"/>Console.WriteLine(</text:span><text:span text:style-name="T3">string</text:span><text:span text:style-name="T5">.Join(</text:span><text:span text:style-name="T10">","</text:span><text:span text:style-name="T5">, (r)));</text:span></text:p>
      <text:p text:style-name="P3"><text:span text:style-name="T5"><text:s text:c="16"/>Console.WriteLine(</text:span><text:span text:style-name="T10">"Массив после сортировки выбором:"</text:span><text:span text:style-name="T5">);</text:span></text:p>
      <text:p text:style-name="P4"/>
      <text:p text:style-name="P3"><text:span text:style-name="T5"><text:s text:c="16"/>Stopwatch stopWatch = </text:span><text:span text:style-name="T3">new</text:span><text:span text:style-name="T5"> Stopwatch();</text:span></text:p>
      <text:p text:style-name="P3"><text:span text:style-name="T5"><text:s text:c="16"/></text:span><text:span text:style-name="T9">// Замер времени </text:span></text:p>
      <text:p text:style-name="P4"/>
      <text:p text:style-name="P4"><text:s text:c="16"/>stopWatch.Start();</text:p>
      <text:p text:style-name="P3"><text:span text:style-name="T5"><text:s text:c="16"/>Console.WriteLine(</text:span><text:span text:style-name="T3">string</text:span><text:span text:style-name="T5">.Join(</text:span><text:span text:style-name="T10">","</text:span><text:span text:style-name="T5">, Selection(r)));</text:span></text:p>
      <text:p text:style-name="P4"><text:s text:c="16"/>stopWatch.Stop();</text:p>
      <text:p text:style-name="P3"><text:span text:style-name="T5"><text:s text:c="16"/></text:span><text:span text:style-name="T9">// окончание </text:span></text:p>
      <text:p text:style-name="P4"><text:s text:c="16"/>TimeSpan ts = stopWatch.Elapsed;</text:p>
      <text:p text:style-name="P3"><text:span text:style-name="T5"><text:s text:c="16"/></text:span><text:span text:style-name="T3">string</text:span><text:span text:style-name="T5"> elapsedTime = String.Format(</text:span><text:span text:style-name="T10">"{0:00}:{1:00}:{2:00}.{3:00}"</text:span><text:span text:style-name="T5">, ts.Hours, ts.Minutes, ts.Seconds, ts.Milliseconds / 10);</text:span></text:p>
      <text:p text:style-name="P3"><text:span text:style-name="T5"><text:s text:c="16"/>Console.WriteLine(</text:span><text:span text:style-name="T10">"Время сортировки выбором "</text:span><text:span text:style-name="T5"> + n + </text:span><text:span text:style-name="T10">" элементов "</text:span><text:span text:style-name="T5"> + elapsedTime);</text:span></text:p>
      <text:p text:style-name="P4"><text:s text:c="12"/></text:p>
      <text:p text:style-name="P3"><text:span text:style-name="T5"><text:s text:c="12"/></text:span><text:span text:style-name="T9">//Сортировка пузырьком </text:span></text:p>
      <text:p text:style-name="P4"/>
      <text:p text:style-name="P3"><text:span text:style-name="T5"><text:s text:c="12"/>Console.WriteLine(</text:span><text:span text:style-name="T10">"Сортировка пузырькём"</text:span><text:span text:style-name="T5">);</text:span></text:p>
      <text:p text:style-name="P3"><text:span text:style-name="T5"><text:s text:c="12"/>Console.WriteLine(</text:span><text:span text:style-name="T10">"Введите размерность массива(1000, 10000, 100000)"</text:span><text:span text:style-name="T5">);</text:span></text:p>
      <text:p text:style-name="P3"><text:span text:style-name="T5"><text:s text:c="12"/></text:span><text:span text:style-name="T3">int</text:span><text:span text:style-name="T5"> w = Convert.ToInt32(Console.ReadLine());</text:span></text:p>
      <text:p text:style-name="P3"><text:span text:style-name="T5"><text:s text:c="12"/>Stopwatch stopwatch1 = </text:span><text:span text:style-name="T3">new</text:span><text:span text:style-name="T5"> Stopwatch();</text:span></text:p>
      <text:p text:style-name="P3"><text:span text:style-name="T5"><text:s text:c="12"/></text:span><text:span text:style-name="T9">// время инициализации массива <text:s/></text:span></text:p>
      <text:p text:style-name="P4"/>
      <text:p text:style-name="P4"><text:s text:c="12"/>stopwatch.Start();</text:p>
      <text:p text:style-name="P3"><text:span text:style-name="T5"><text:s text:c="12"/></text:span><text:span text:style-name="T3">int</text:span><text:span text:style-name="T5">[] r1 = </text:span><text:span text:style-name="T3">new</text:span><text:span text:style-name="T5"> </text:span><text:span text:style-name="T3">int</text:span><text:span text:style-name="T5">[w];</text:span></text:p>
      <text:p text:style-name="P4"/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r1.Length; i++)</text:span></text:p>
      <text:p text:style-name="P4"><text:s text:c="12"/>{</text:p>
      <text:p text:style-name="P4"><text:s text:c="16"/>r1[i] = random.Next(-1000, 1000);</text:p>
      <text:p text:style-name="P4"/>
      <text:p text:style-name="P4"><text:s text:c="12"/>}</text:p>
      <text:p text:style-name="P4"><text:s text:c="12"/>stopwatch.Stop();</text:p>
      <text:p text:style-name="P3"><text:span text:style-name="T5"><text:s text:c="12"/></text:span><text:span text:style-name="T9">// окончание </text:span></text:p>
      <text:p text:style-name="P4"><text:s text:c="12"/>TimeSpan Ts1 = stopwatch.Elapsed;</text:p>
      <text:p text:style-name="P3"><text:span text:style-name="T5"><text:s text:c="12"/></text:span><text:span text:style-name="T3">string</text:span><text:span text:style-name="T5"> elapsedtime1 = String.Format(</text:span><text:span text:style-name="T10">"{0:00}:{1:00}:{2:00}.{3:00}"</text:span><text:span text:style-name="T5">, Ts1.Hours, Ts1.Minutes, Ts1.Seconds, Ts1.Milliseconds / 10);</text:span></text:p>
      <text:p text:style-name="P3"><text:span text:style-name="T5"><text:s text:c="12"/>Console.WriteLine(</text:span><text:span text:style-name="T10">"Время иницализации масиива"</text:span><text:span text:style-name="T5"> + elapsedtime1);</text:span></text:p>
      <text:p text:style-name="P3"><text:span text:style-name="T5"><text:s text:c="12"/>Console.WriteLine(</text:span><text:span text:style-name="T10">"Исходный массив"</text:span><text:span text:style-name="T5">);</text:span></text:p>
      <text:p text:style-name="P4"><text:s text:c="11"/></text:p>
      <text:p text:style-name="P3"><text:span text:style-name="T5"><text:s text:c="12"/>Console.WriteLine(</text:span><text:span text:style-name="T3">string</text:span><text:span text:style-name="T5">.Join(</text:span><text:span text:style-name="T10">","</text:span><text:span text:style-name="T5">, (r1)));</text:span></text:p>
      <text:p text:style-name="P4"/>
      <text:p text:style-name="P3"><text:span text:style-name="T5"><text:s text:c="12"/>Console.WriteLine(</text:span><text:span text:style-name="T10">"Массив после сортировки выбором:"</text:span><text:span text:style-name="T5">);</text:span></text:p>
      <text:p text:style-name="P3"><text:span text:style-name="T5"><text:s text:c="12"/>Stopwatch stopWatch1 = </text:span><text:span text:style-name="T3">new</text:span><text:span text:style-name="T5"> Stopwatch();</text:span></text:p>
      <text:p text:style-name="P3"><text:span text:style-name="T5"><text:s text:c="12"/></text:span><text:span text:style-name="T9">// Замер времени</text:span></text:p>
      <text:p text:style-name="P4"><text:s text:c="12"/>stopWatch.Start();</text:p>
      <text:p text:style-name="P3"><text:span text:style-name="T5"><text:s text:c="12"/>Console.WriteLine(</text:span><text:span text:style-name="T3">string</text:span><text:span text:style-name="T5">.Join(</text:span><text:span text:style-name="T10">","</text:span><text:span text:style-name="T5">, Bubble(r1)));</text:span></text:p>
      <text:p text:style-name="P4"><text:s text:c="12"/>stopWatch.Stop(); <text:s/></text:p>
      <text:p text:style-name="P3"><text:soft-page-break/><text:span text:style-name="T5"><text:s text:c="12"/></text:span><text:span text:style-name="T9">// окончание</text:span></text:p>
      <text:p text:style-name="P4"><text:s text:c="12"/>TimeSpan ts1 = stopWatch.Elapsed;</text:p>
      <text:p text:style-name="P3"><text:span text:style-name="T5"><text:s text:c="12"/></text:span><text:span text:style-name="T3">string</text:span><text:span text:style-name="T5"> elapsedTime1 = String.Format(</text:span><text:span text:style-name="T10">"{0:00}:{1:00}:{2:00}.{3:00}"</text:span><text:span text:style-name="T5">, ts1.Hours, ts1.Minutes, ts1.Seconds, ts1.Milliseconds / 10);</text:span></text:p>
      <text:p text:style-name="P3"><text:span text:style-name="T5"><text:s text:c="12"/>Console.WriteLine(</text:span><text:span text:style-name="T10">"Время сортировки пузырьком "</text:span><text:span text:style-name="T5"> + elapsedTime1);</text:span></text:p>
      <text:p text:style-name="P3"><text:span text:style-name="T5"><text:s text:c="12"/></text:span><text:span text:style-name="T9">//Сортировка расчёской </text:span></text:p>
      <text:p text:style-name="P4"/>
      <text:p text:style-name="P3"><text:span text:style-name="T5"><text:s text:c="12"/>Console.WriteLine(</text:span><text:span text:style-name="T10">"Сортировка расчёской"</text:span><text:span text:style-name="T5">);</text:span></text:p>
      <text:p text:style-name="P3"><text:span text:style-name="T5"><text:s text:c="12"/>Console.WriteLine(</text:span><text:span text:style-name="T10">"Введите размерность массива(1000, 10000, 100000)"</text:span><text:span text:style-name="T5">);</text:span></text:p>
      <text:p text:style-name="P3"><text:span text:style-name="T5"><text:s text:c="12"/></text:span><text:span text:style-name="T3">int</text:span><text:span text:style-name="T5"> k = Convert.ToInt32(Console.ReadLine());</text:span></text:p>
      <text:p text:style-name="P3"><text:span text:style-name="T5"><text:s text:c="12"/></text:span><text:span text:style-name="T3">int</text:span><text:span text:style-name="T5">[] r2 = </text:span><text:span text:style-name="T3">new</text:span><text:span text:style-name="T5"> </text:span><text:span text:style-name="T3">int</text:span><text:span text:style-name="T5">[k];</text:span></text:p>
      <text:p text:style-name="P3"><text:span text:style-name="T5"><text:s text:c="12"/>Stopwatch stopwatch2 = </text:span><text:span text:style-name="T3">new</text:span><text:span text:style-name="T5"> Stopwatch();</text:span></text:p>
      <text:p text:style-name="P3"><text:span text:style-name="T5"><text:s text:c="12"/></text:span><text:span text:style-name="T9">// время инициализации массива <text:s/></text:span></text:p>
      <text:p text:style-name="P4"/>
      <text:p text:style-name="P4"><text:s text:c="12"/>stopwatch.Start();</text:p>
      <text:p text:style-name="P3"><text:span text:style-name="T5"><text:s text:c="12"/></text:span><text:span text:style-name="T3">for</text:span><text:span text:style-name="T5"> (</text:span><text:span text:style-name="T3">int</text:span><text:span text:style-name="T5"> i = 0; i &lt; r2.Length; i++)</text:span></text:p>
      <text:p text:style-name="P4"><text:s text:c="12"/>{</text:p>
      <text:p text:style-name="P4"><text:s text:c="16"/>r2[i] = random.Next(-1000, 1000);</text:p>
      <text:p text:style-name="P4"/>
      <text:p text:style-name="P4"><text:s text:c="12"/>}</text:p>
      <text:p text:style-name="P4"><text:s text:c="12"/>stopwatch.Stop();</text:p>
      <text:p text:style-name="P3"><text:span text:style-name="T5"><text:s text:c="12"/></text:span><text:span text:style-name="T9">// окончание </text:span></text:p>
      <text:p text:style-name="P4"><text:s text:c="12"/>TimeSpan Ts2 = stopwatch.Elapsed;</text:p>
      <text:p text:style-name="P3"><text:span text:style-name="T5"><text:s text:c="12"/></text:span><text:span text:style-name="T3">string</text:span><text:span text:style-name="T5"> elapsedtime2 = String.Format(</text:span><text:span text:style-name="T10">"{0:00}:{1:00}:{2:00}.{3:00}"</text:span><text:span text:style-name="T5">, Ts2.Hours, Ts2.Minutes, Ts2.Seconds, Ts2.Milliseconds / 10);</text:span></text:p>
      <text:p text:style-name="P3"><text:span text:style-name="T5"><text:s text:c="12"/>Console.WriteLine(</text:span><text:span text:style-name="T10">"Время иницализации масиива"</text:span><text:span text:style-name="T5"> + elapsedtime2);</text:span></text:p>
      <text:p text:style-name="P3"><text:span text:style-name="T5"><text:s text:c="12"/>Console.WriteLine(</text:span><text:span text:style-name="T10">"Исходный массив"</text:span><text:span text:style-name="T5">);</text:span></text:p>
      <text:p text:style-name="P3"><text:span text:style-name="T5"><text:s text:c="12"/>Console.WriteLine(</text:span><text:span text:style-name="T3">string</text:span><text:span text:style-name="T5">.Join(</text:span><text:span text:style-name="T10">","</text:span><text:span text:style-name="T5">, r2));</text:span></text:p>
      <text:p text:style-name="P3"><text:span text:style-name="T5"><text:s text:c="12"/>Console.WriteLine(</text:span><text:span text:style-name="T10">"Массив после сортировки расчёской:"</text:span><text:span text:style-name="T5">);</text:span></text:p>
      <text:p text:style-name="P3"><text:span text:style-name="T5"><text:s text:c="12"/>Stopwatch stopWatch2 = </text:span><text:span text:style-name="T3">new</text:span><text:span text:style-name="T5"> Stopwatch();</text:span></text:p>
      <text:p text:style-name="P3"><text:span text:style-name="T5"><text:s text:c="12"/></text:span><text:span text:style-name="T9">// Замер времени</text:span></text:p>
      <text:p text:style-name="P4"/>
      <text:p text:style-name="P4"><text:s text:c="12"/>stopWatch.Start();</text:p>
      <text:p text:style-name="P3"><text:span text:style-name="T5"><text:s text:c="12"/>Console.WriteLine(</text:span><text:span text:style-name="T3">string</text:span><text:span text:style-name="T5">.Join(</text:span><text:span text:style-name="T10">","</text:span><text:span text:style-name="T5">, CombSort(r2)));</text:span></text:p>
      <text:p text:style-name="P4"><text:s text:c="12"/>stopWatch.Stop(); <text:s text:c="2"/></text:p>
      <text:p text:style-name="P3"><text:span text:style-name="T5"><text:s text:c="12"/></text:span><text:span text:style-name="T9">// окончание </text:span></text:p>
      <text:p text:style-name="P4"><text:s text:c="12"/>TimeSpan ts2 = stopWatch.Elapsed;</text:p>
      <text:p text:style-name="P3"><text:span text:style-name="T5"><text:s text:c="12"/></text:span><text:span text:style-name="T3">string</text:span><text:span text:style-name="T5"> elapsedTime2 = String.Format(</text:span><text:span text:style-name="T10">"{0:00}:{1:00}:{2:00}.{3:00}"</text:span><text:span text:style-name="T5">, ts2.Hours, ts2.Minutes, ts2.Seconds, ts2.Milliseconds / 10);</text:span></text:p>
      <text:p text:style-name="P3"><text:span text:style-name="T5"><text:s text:c="12"/>Console.WriteLine(</text:span><text:span text:style-name="T10">"Время сортировки расчёской "</text:span><text:span text:style-name="T5"> <text:s/>+ elapsedTime2);</text:span></text:p>
      <text:p text:style-name="P5"/>
      <text:p text:style-name="P5"/>
      <text:p text:style-name="P5"/>
      <text:p text:style-name="P13"><text:tab/>ТАБЛИЦА</text:p>
      <text:p text:style-name="P10"/>
      <text:p text:style-name="P11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table:number-columns-spanned="8" office:value-type="string">
            <text:p text:style-name="P17"><text:s text:c="3"/>Количество элемент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Standard"/>
          </table:table-cell>
          <table:table-cell table:style-name="Таблица1.B2" office:value-type="float" office:value="1000">
            <text:p text:style-name="P1">1000</text:p>
          </table:table-cell>
          <table:table-cell table:style-name="Таблица1.B2" table:number-columns-spanned="3" office:value-type="float" office:value="10000">
            <text:p text:style-name="P1">10000</text:p>
          </table:table-cell>
          <table:covered-table-cell/>
          <table:covered-table-cell/>
          <table:table-cell table:style-name="Таблица1.F2" table:number-columns-spanned="3" office:value-type="float" office:value="100000">
            <text:p text:style-name="P1">100000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string">
            <text:p text:style-name="Standard">мс</text:p>
          </table:table-cell>
          <table:table-cell table:style-name="Таблица1.A2" office:value-type="string">
            <text:p text:style-name="Standard">мс</text:p>
          </table:table-cell>
          <table:table-cell table:style-name="Таблица1.A2" office:value-type="string">
            <text:p text:style-name="Standard">увел практ %</text:p>
          </table:table-cell>
          <table:table-cell table:style-name="Таблица1.A2" office:value-type="string">
            <text:p text:style-name="Standard">увел теорет %</text:p>
          </table:table-cell>
          <table:table-cell table:style-name="Таблица1.A2" office:value-type="string">
            <text:p text:style-name="Standard">мс</text:p>
          </table:table-cell>
          <table:table-cell table:style-name="Таблица1.A2" office:value-type="string">
            <text:p text:style-name="Standard">увел практ %</text:p>
          </table:table-cell>
          <table:table-cell table:style-name="Таблица1.H3" office:value-type="string">
            <text:p text:style-name="Standard">увел теорет %</text:p>
          </table:table-cell>
        </table:table-row>
        <table:table-row table:style-name="Таблица1.4">
          <table:table-cell table:style-name="Таблица1.A2" office:value-type="string">
            <text:p text:style-name="P15">Инициализация массива</text:p>
          </table:table-cell>
          <table:table-cell table:style-name="Таблица1.B2" office:value-type="float" office:value="0">
            <text:p text:style-name="P16">0</text:p>
          </table:table-cell>
          <table:table-cell table:style-name="Таблица1.B2" office:value-type="float" office:value="0">
            <text:p text:style-name="P16">0</text:p>
          </table:table-cell>
          <table:table-cell table:style-name="Таблица1.B2" office:value-type="float" office:value="0">
            <text:p text:style-name="P16">0</text:p>
          </table:table-cell>
          <table:table-cell table:style-name="Таблица1.B2" office:value-type="float" office:value="0">
            <text:p text:style-name="P16">0</text:p>
          </table:table-cell>
          <table:table-cell table:style-name="Таблица1.B2" office:value-type="float" office:value="0">
            <text:p text:style-name="P16">0</text:p>
          </table:table-cell>
          <table:table-cell table:style-name="Таблица1.B2" office:value-type="float" office:value="0">
            <text:p text:style-name="P16">0</text:p>
          </table:table-cell>
          <table:table-cell table:style-name="Таблица1.F2" office:value-type="float" office:value="0">
            <text:p text:style-name="P16">0</text:p>
          </table:table-cell>
        </table:table-row>
        <table:table-row>
          <table:table-cell table:style-name="Таблица1.A2" office:value-type="string">
            <text:p text:style-name="P15">Сортировка выбором</text:p>
          </table:table-cell>
          <table:table-cell table:style-name="Таблица1.B2" office:value-type="float" office:value="0.1">
            <text:p text:style-name="P16">0,1</text:p>
          </table:table-cell>
          <table:table-cell table:style-name="Таблица1.B2" office:value-type="float" office:value="0.29">
            <text:p text:style-name="P16">0,29</text:p>
          </table:table-cell>
          <table:table-cell table:style-name="Таблица1.B2" office:value-type="float" office:value="290">
            <text:p text:style-name="P16">290</text:p>
          </table:table-cell>
          <table:table-cell table:style-name="Таблица1.B2" office:value-type="float" office:value="900">
            <text:p text:style-name="P16">900</text:p>
          </table:table-cell>
          <table:table-cell table:style-name="Таблица1.B2" office:value-type="float" office:value="19.06">
            <text:p text:style-name="P16">19,06</text:p>
          </table:table-cell>
          <table:table-cell table:style-name="Таблица1.B2" office:value-type="float" office:value="1906">
            <text:p text:style-name="P16">1906</text:p>
          </table:table-cell>
          <table:table-cell table:style-name="Таблица1.F2" office:value-type="float" office:value="9900">
            <text:p text:style-name="P16">9900</text:p>
          </table:table-cell>
        </table:table-row>
        <table:table-row>
          <table:table-cell table:style-name="Таблица1.A2" office:value-type="string">
            <text:p text:style-name="P15">Сортировка пузырьком</text:p>
          </table:table-cell>
          <table:table-cell table:style-name="Таблица1.B2" office:value-type="float" office:value="0.3">
            <text:p text:style-name="P16">0,3</text:p>
          </table:table-cell>
          <table:table-cell table:style-name="Таблица1.B2" office:value-type="float" office:value="0.91">
            <text:p text:style-name="P16">0,91</text:p>
          </table:table-cell>
          <table:table-cell table:style-name="Таблица1.B2" office:value-type="float" office:value="300">
            <text:p text:style-name="P16">300</text:p>
          </table:table-cell>
          <table:table-cell table:style-name="Таблица1.B2" office:value-type="float" office:value="900">
            <text:p text:style-name="P16">900</text:p>
          </table:table-cell>
          <table:table-cell table:style-name="Таблица1.A2" office:value-type="string">
            <text:p text:style-name="P16">1,11,89</text:p>
          </table:table-cell>
          <table:table-cell table:style-name="Таблица1.B2" office:value-type="float" office:value="2396">
            <text:p text:style-name="P16">2396</text:p>
          </table:table-cell>
          <table:table-cell table:style-name="Таблица1.F2" office:value-type="float" office:value="9900">
            <text:p text:style-name="P16">9900</text:p>
          </table:table-cell>
        </table:table-row>
        <table:table-row>
          <table:table-cell table:style-name="Таблица1.A2" office:value-type="string">
            <text:p text:style-name="P15">Сортировка расчёской</text:p>
          </table:table-cell>
          <table:table-cell table:style-name="Таблица1.B2" office:value-type="float" office:value="0.4">
            <text:p text:style-name="P16">0,4</text:p>
          </table:table-cell>
          <table:table-cell table:style-name="Таблица1.B2" office:value-type="float" office:value="1.02">
            <text:p text:style-name="P16">1,02</text:p>
          </table:table-cell>
          <table:table-cell table:style-name="Таблица1.B2" office:value-type="float" office:value="255">
            <text:p text:style-name="P16">255</text:p>
          </table:table-cell>
          <table:table-cell table:style-name="Таблица1.B2" office:value-type="float" office:value="900">
            <text:p text:style-name="P16">900</text:p>
          </table:table-cell>
          <table:table-cell table:style-name="Таблица1.A2" office:value-type="string">
            <text:p text:style-name="P16">1,12,11</text:p>
          </table:table-cell>
          <table:table-cell table:style-name="Таблица1.B2" office:value-type="float" office:value="1810">
            <text:p text:style-name="P16">1810</text:p>
          </table:table-cell>
          <table:table-cell table:style-name="Таблица1.F2" office:value-type="float" office:value="9900">
            <text:p text:style-name="P16">9900</text:p>
          </table:table-cell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8T16:06:01.14</meta:creation-date>
    <dc:date>2018-11-30T18:39:22.73</dc:date>
    <meta:editing-duration>PT3H55M43S</meta:editing-duration>
    <meta:editing-cycles>8</meta:editing-cycles>
    <meta:generator>OpenOffice/4.1.2$Win32 OpenOffice.org_project/412m3$Build-9782</meta:generator>
    <meta:document-statistic meta:table-count="1" meta:image-count="0" meta:object-count="0" meta:page-count="7" meta:paragraph-count="356" meta:word-count="1106" meta:character-count="11453"/>
  </office:meta>
</office:document-meta>
</file>